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BeanRegistrationCode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BeanRegistrationCode.MockBeanRegistrationCode( GenerationContext gener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BeanRegistrationCode.getInstancePostPro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BeanRegistrationCode.getType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BeanRegistrationCode.addInstancePostProcessor( MethodReference method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BeanRegistrationCode.ge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